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8453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8a202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e6e905"/>
    </style:style>
    <style:style style:name="ce8" style:family="table-cell" style:parent-style-name="Default">
      <style:table-cell-properties fo:background-color="#dedce6"/>
    </style:style>
    <style:style style:name="ce9" style:family="table-cell" style:parent-style-name="Default">
      <style:table-cell-properties fo:background-color="#ffa6a6"/>
      <style:text-properties fo:color="#000000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ffff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81aca6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<text:a xlink:href="https://www.digikey.ro/en/products/detail/yageo/CC0805KPX7R9BB471/11494128" xlink:type="simple">https://www.digikey.ro/en/products/detail/yageo/CC0805KPX7R9BB471/11494128</text:a></text:p>
          </table:table-cell>
          <table:table-cell office:value-type="string" calcext:value-type="string">
            <text:p>470pF</text:p>
          </table:table-cell>
          <table:table-cell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<text:a xlink:href="https://www.digikey.ro/en/products/detail/kemet/C0805C103K5RACTU/411157" xlink:type="simple">https://www.digikey.ro/en/products/detail/kemet/C0805C103K5RACTU/411157</text:a></text:p>
          </table:table-cell>
          <table:table-cell office:value-type="string" calcext:value-type="string">
            <text:p>0.01uF</text:p>
          </table:table-cell>
          <table:table-cell/>
        </table:table-row>
        <table:table-row table:style-name="ro1">
          <table:table-cell office:value-type="string" calcext:value-type="string">
            <text:p>C102</text:p>
          </table:table-cell>
          <table:table-cell table:style-name="ce19" office:value-type="string" calcext:value-type="string">
            <text:p><text:a xlink:href="https://www.digikey.ro/en/products/detail/samsung-electro-mechanics/CL21B474KAFNNNG/3894535" xlink:type="simple">https://www.digikey.ro/en/products/detail/samsung-electro-mechanics/CL21B474KAFNNNG/3894535</text:a></text:p>
          </table:table-cell>
          <table:table-cell office:value-type="string" calcext:value-type="string">
            <text:p>0.47uF</text:p>
          </table:table-cell>
          <table:table-cell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<text:a xlink:href="https://www.digikey.ro/en/products/detail/samsung-electro-mechanics/CL21A476MQYNNNE/3887510" xlink:type="simple">https://www.digikey.ro/en/products/detail/samsung-electro-mechanics/CL21A476MQYNNNE/3887510</text:a></text:p>
          </table:table-cell>
          <table:table-cell office:value-type="string" calcext:value-type="string">
            <text:p>47uF</text:p>
          </table:table-cell>
          <table:table-cell/>
        </table:table-row>
        <table:table-row table:style-name="ro1">
          <table:table-cell table:style-name="ce4" office:value-type="string" calcext:value-type="string">
            <text:p>C700</text:p>
          </table:table-cell>
          <table:table-cell table:style-name="ce4" office:value-type="string" calcext:value-type="string">
            <text:p><text:span text:style-name="T1"><text:a xlink:href="https://www.digikey.ro/en/products/detail/samsung-electro-mechanics/CL21B105KBFNNNE/3886687" xlink:type="simple">https://www.digikey.ro/en/products/detail/samsung-electro-mechanics/CL21B105KBFNNNE/3886687</text:a></text:span></text:p>
          </table:table-cell>
          <table:table-cell table:style-name="ce4" office:value-type="string" calcext:value-type="string">
            <text:p>1uF</text:p>
          </table:table-cell>
          <table:table-cell/>
        </table:table-row>
        <table:table-row table:style-name="ro1">
          <table:table-cell table:style-name="ce4" office:value-type="string" calcext:value-type="string">
            <text:p>C701</text:p>
          </table:table-cell>
          <table:table-cell table:style-name="ce4" office:value-type="string" calcext:value-type="string">
            <text:p><text:span text:style-name="T1"><text:a xlink:href="https://www.digikey.ro/en/products/detail/samsung-electro-mechanics/CL21B105KBFNNNE/3886687" xlink:type="simple">https://www.digikey.ro/en/products/detail/samsung-electro-mechanics/CL21B105KBFNNNE/3886687</text:a></text:span></text:p>
          </table:table-cell>
          <table:table-cell table:style-name="ce4" office:value-type="string" calcext:value-type="string">
            <text:p>1uF</text:p>
          </table:table-cell>
          <table:table-cell/>
        </table:table-row>
        <table:table-row table:style-name="ro1">
          <table:table-cell table:style-name="ce5" office:value-type="string" calcext:value-type="string">
            <text:p>C800</text:p>
          </table:table-cell>
          <table:table-cell table:style-name="ce5" office:value-type="string" calcext:value-type="string">
            <text:p><text:a xlink:href="https://www.digikey.ro/en/products/detail/yageo/CC0805KRX7R9BB104/302874" xlink:type="simple">https://www.digikey.ro/en/products/detail/yageo/CC0805KRX7R9BB104/302874</text:a></text:p>
          </table:table-cell>
          <table:table-cell table:style-name="ce5" office:value-type="string" calcext:value-type="string">
            <text:p>100nF</text:p>
          </table:table-cell>
          <table:table-cell/>
        </table:table-row>
        <table:table-row table:style-name="ro1">
          <table:table-cell table:style-name="ce6" office:value-type="string" calcext:value-type="string">
            <text:p>C801</text:p>
          </table:table-cell>
          <table:table-cell table:style-name="ce6" office:value-type="string" calcext:value-type="string">
            <text:p><text:a xlink:href="https://www.digikey.ro/en/products/detail/samsung-electro-mechanics/CL21A226MQQNNNE/3886758" xlink:type="simple">https://www.digikey.ro/en/products/detail/samsung-electro-mechanics/CL21A226MQQNNNE/3886758</text:a></text:p>
          </table:table-cell>
          <table:table-cell table:style-name="ce6" office:value-type="string" calcext:value-type="string">
            <text:p>22uF</text:p>
          </table:table-cell>
          <table:table-cell/>
        </table:table-row>
        <table:table-row table:style-name="ro1">
          <table:table-cell table:style-name="ce6" office:value-type="string" calcext:value-type="string">
            <text:p>C802</text:p>
          </table:table-cell>
          <table:table-cell table:style-name="ce6" office:value-type="string" calcext:value-type="string">
            <text:p><text:a xlink:href="https://www.digikey.ro/en/products/detail/samsung-electro-mechanics/CL21A226MQQNNNE/3886758" xlink:type="simple">https://www.digikey.ro/en/products/detail/samsung-electro-mechanics/CL21A226MQQNNNE/3886758</text:a></text:p>
          </table:table-cell>
          <table:table-cell table:style-name="ce6" office:value-type="string" calcext:value-type="string">
            <text:p>22uF</text:p>
          </table:table-cell>
          <table:table-cell/>
        </table:table-row>
        <table:table-row table:style-name="ro1">
          <table:table-cell table:style-name="ce5" office:value-type="string" calcext:value-type="string">
            <text:p>C803</text:p>
          </table:table-cell>
          <table:table-cell table:style-name="ce5" office:value-type="string" calcext:value-type="string">
            <text:p><text:span text:style-name="T1"><text:a xlink:href="https://www.digikey.ro/en/products/detail/yageo/CC0805KRX7R9BB104/302874" xlink:type="simple">https://www.digikey.ro/en/products/detail/yageo/CC0805KRX7R9BB104/302874</text:a></text:span></text:p>
          </table:table-cell>
          <table:table-cell table:style-name="ce5" office:value-type="string" calcext:value-type="string">
            <text:p>100nF</text:p>
          </table:table-cell>
          <table:table-cell/>
        </table:table-row>
        <table:table-row table:style-name="ro1">
          <table:table-cell table:style-name="ce5" office:value-type="string" calcext:value-type="string">
            <text:p>C804</text:p>
          </table:table-cell>
          <table:table-cell table:style-name="ce5" office:value-type="string" calcext:value-type="string">
            <text:p><text:span text:style-name="T1"><text:a xlink:href="https://www.digikey.ro/en/products/detail/yageo/CC0805KRX7R9BB104/302874" xlink:type="simple">https://www.digikey.ro/en/products/detail/yageo/CC0805KRX7R9BB104/302874</text:a></text:span></text:p>
          </table:table-cell>
          <table:table-cell table:style-name="ce5" office:value-type="string" calcext:value-type="string">
            <text:p>100nF</text:p>
          </table:table-cell>
          <table:table-cell/>
        </table:table-row>
        <table:table-row table:style-name="ro1">
          <table:table-cell table:style-name="ce6" office:value-type="string" calcext:value-type="string">
            <text:p>C805</text:p>
          </table:table-cell>
          <table:table-cell table:style-name="ce6" office:value-type="string" calcext:value-type="string">
            <text:p><text:a xlink:href="https://www.digikey.ro/en/products/detail/samsung-electro-mechanics/CL21A226MQQNNNE/3886758" xlink:type="simple">https://www.digikey.ro/en/products/detail/samsung-electro-mechanics/CL21A226MQQNNNE/3886758</text:a></text:p>
          </table:table-cell>
          <table:table-cell table:style-name="ce6" office:value-type="string" calcext:value-type="string">
            <text:p>22uF</text:p>
          </table:table-cell>
          <table:table-cell/>
        </table:table-row>
        <table:table-row table:style-name="ro1">
          <table:table-cell table:style-name="ce6" office:value-type="string" calcext:value-type="string">
            <text:p>C806</text:p>
          </table:table-cell>
          <table:table-cell table:style-name="ce6" office:value-type="string" calcext:value-type="string">
            <text:p><text:a xlink:href="https://www.digikey.ro/en/products/detail/samsung-electro-mechanics/CL21A226MQQNNNE/3886758" xlink:type="simple">https://www.digikey.ro/en/products/detail/samsung-electro-mechanics/CL21A226MQQNNNE/3886758</text:a></text:p>
          </table:table-cell>
          <table:table-cell table:style-name="ce6" office:value-type="string" calcext:value-type="string">
            <text:p>22uF</text:p>
          </table:table-cell>
          <table:table-cell/>
        </table:table-row>
        <table:table-row table:style-name="ro1">
          <table:table-cell table:style-name="ce5" office:value-type="string" calcext:value-type="string">
            <text:p>C807</text:p>
          </table:table-cell>
          <table:table-cell table:style-name="ce5" office:value-type="string" calcext:value-type="string">
            <text:p><text:span text:style-name="T1"><text:a xlink:href="https://www.digikey.ro/en/products/detail/yageo/CC0805KRX7R9BB104/302874" xlink:type="simple">https://www.digikey.ro/en/products/detail/yageo/CC0805KRX7R9BB104/302874</text:a></text:span></text:p>
          </table:table-cell>
          <table:table-cell table:style-name="ce5" office:value-type="string" calcext:value-type="string">
            <text:p>100nF</text:p>
          </table:table-cell>
          <table:table-cell/>
        </table:table-row>
        <table:table-row table:style-name="ro1">
          <table:table-cell table:style-name="ce4" office:value-type="string" calcext:value-type="string">
            <text:p>C900</text:p>
          </table:table-cell>
          <table:table-cell table:style-name="ce4" office:value-type="string" calcext:value-type="string">
            <text:p><text:a xlink:href="https://www.digikey.ro/en/products/detail/samsung-electro-mechanics/CL21B105KBFNNNE/3886687" xlink:type="simple">https://www.digikey.ro/en/products/detail/samsung-electro-mechanics/CL21B105KBFNNNE/3886687</text:a></text:p>
          </table:table-cell>
          <table:table-cell table:style-name="ce4" office:value-type="string" calcext:value-type="string">
            <text:p>1uF</text:p>
          </table:table-cell>
          <table:table-cell/>
        </table:table-row>
        <table:table-row table:style-name="ro1">
          <table:table-cell table:style-name="ce4" office:value-type="string" calcext:value-type="string">
            <text:p>C901</text:p>
          </table:table-cell>
          <table:table-cell table:style-name="ce4" office:value-type="string" calcext:value-type="string">
            <text:p><text:a xlink:href="https://www.digikey.ro/en/products/detail/samsung-electro-mechanics/CL21B105KBFNNNE/3886687" xlink:type="simple">https://www.digikey.ro/en/products/detail/samsung-electro-mechanics/CL21B105KBFNNNE/3886687</text:a></text:p>
          </table:table-cell>
          <table:table-cell table:style-name="ce4" office:value-type="string" calcext:value-type="string">
            <text:p>1uF</text:p>
          </table:table-cell>
          <table:table-cell/>
        </table:table-row>
        <table:table-row table:style-name="ro1">
          <table:table-cell office:value-type="string" calcext:value-type="string">
            <text:p>D100</text:p>
          </table:table-cell>
          <table:table-cell office:value-type="string" calcext:value-type="string">
            <text:p><text:a xlink:href="https://www.digikey.ro/en/products/detail/nexperia-usa-inc/BAT54SW-115/763219" xlink:type="simple">https://www.digikey.ro/en/products/detail/nexperia-usa-inc/BAT54SW-115/763219</text:a></text:p>
          </table:table-cell>
          <table:table-cell office:value-type="string" calcext:value-type="string">
            <text:p>BAT54W</text:p>
          </table:table-cell>
          <table:table-cell/>
        </table:table-row>
        <table:table-row table:style-name="ro1">
          <table:table-cell table:style-name="ce7" office:value-type="string" calcext:value-type="string">
            <text:p>D400</text:p>
          </table:table-cell>
          <table:table-cell table:style-name="ce7" office:value-type="string" calcext:value-type="string">
            <text:p><text:a xlink:href="https://www.digikey.ro/en/products/detail/liteon/LTST-C171GKT/386793" xlink:type="simple">https://www.digikey.ro/en/products/detail/liteon/LTST-C171GKT/386793</text:a></text:p>
          </table:table-cell>
          <table:table-cell table:style-name="ce7" office:value-type="string" calcext:value-type="string">
            <text:p>LED_GREEN</text:p>
          </table:table-cell>
          <table:table-cell/>
        </table:table-row>
        <table:table-row table:style-name="ro1">
          <table:table-cell table:style-name="ce7" office:value-type="string" calcext:value-type="string">
            <text:p>D500</text:p>
          </table:table-cell>
          <table:table-cell table:style-name="ce7" office:value-type="string" calcext:value-type="string">
            <text:p><text:a xlink:href="https://www.digikey.ro/en/products/detail/liteon/LTST-C171GKT/386793" xlink:type="simple">https://www.digikey.ro/en/products/detail/liteon/LTST-C171GKT/386793</text:a></text:p>
          </table:table-cell>
          <table:table-cell table:style-name="ce7" office:value-type="string" calcext:value-type="string">
            <text:p>LED_GREEN</text:p>
          </table:table-cell>
          <table:table-cell/>
        </table:table-row>
        <table:table-row table:style-name="ro1">
          <table:table-cell table:style-name="ce7" office:value-type="string" calcext:value-type="string">
            <text:p>D600</text:p>
          </table:table-cell>
          <table:table-cell table:style-name="ce7" office:value-type="string" calcext:value-type="string">
            <text:p><text:a xlink:href="https://www.digikey.ro/en/products/detail/liteon/LTST-C171GKT/386793" xlink:type="simple">https://www.digikey.ro/en/products/detail/liteon/LTST-C171GKT/386793</text:a></text:p>
          </table:table-cell>
          <table:table-cell table:style-name="ce7" office:value-type="string" calcext:value-type="string">
            <text:p>LED_GREEN</text:p>
          </table:table-cell>
          <table:table-cell/>
        </table:table-row>
        <table:table-row table:style-name="ro1">
          <table:table-cell table:style-name="ce8" office:value-type="string" calcext:value-type="string">
            <text:p>D800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table:style-name="ce8" office:value-type="string" calcext:value-type="string">
            <text:p>D801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table:style-name="ce8" office:value-type="string" calcext:value-type="string">
            <text:p>D802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table:style-name="ce8" office:value-type="string" calcext:value-type="string">
            <text:p>D803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table:style-name="ce8" office:value-type="string" calcext:value-type="string">
            <text:p>D804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table:style-name="ce8" office:value-type="string" calcext:value-type="string">
            <text:p>D805</text:p>
          </table:table-cell>
          <table:table-cell table:style-name="ce8" office:value-type="string" calcext:value-type="string">
            <text:p><text:a xlink:href="https://www.digikey.ro/en/products/detail/mcc-micro-commercial-components/1N4148WX-TP/717197" xlink:type="simple">https://www.digikey.ro/en/products/detail/mcc-micro-commercial-components/1N4148WX-TP/717197</text:a></text:p>
          </table:table-cell>
          <table:table-cell table:style-name="ce8" office:value-type="string" calcext:value-type="string">
            <text:p>DIODA</text:p>
          </table:table-cell>
          <table:table-cell/>
        </table:table-row>
        <table:table-row table:style-name="ro1">
          <table:table-cell office:value-type="string" calcext:value-type="string">
            <text:p>J100</text:p>
          </table:table-cell>
          <table:table-cell office:value-type="string" calcext:value-type="string">
            <text:p><text:a xlink:href="https://www.digikey.ro/en/products/detail/same-sky-formerly-cui-devices/TB006-508-02BE/10064115" xlink:type="simple">https://www.digikey.ro/en/products/detail/same-sky-formerly-cui-devices/TB006-508-02BE/10064115</text:a></text:p>
          </table:table-cell>
          <table:table-cell office:value-type="string" calcext:value-type="string">
            <text:p>TERMINAL_BLOCK</text:p>
          </table:table-cell>
          <table:table-cell/>
        </table:table-row>
        <table:table-row table:style-name="ro1">
          <table:table-cell office:value-type="string" calcext:value-type="string">
            <text:p>J702</text:p>
          </table:table-cell>
          <table:table-cell office:value-type="string" calcext:value-type="string">
            <text:p><text:a xlink:href="https://www.digikey.ro/en/products/detail/würth-elektronik/61300511121/4846831" xlink:type="simple">https://www.digikey.ro/en/products/detail/w%C3%BCrth-elektronik/61300511121/4846831</text:a></text:p>
          </table:table-cell>
          <table:table-cell office:value-type="string" calcext:value-type="string">
            <text:p>CONN_5_PINI</text:p>
          </table:table-cell>
          <table:table-cell/>
        </table:table-row>
        <table:table-row table:style-name="ro1">
          <table:table-cell table:style-name="Default" office:value-type="string" calcext:value-type="string">
            <text:p>J800</text:p>
          </table:table-cell>
          <table:table-cell table:style-name="Default"/>
          <table:table-cell table:style-name="Default" office:value-type="string" calcext:value-type="string">
            <text:p>fire la motor</text:p>
          </table:table-cell>
          <table:table-cell/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<text:a xlink:href="https://www.digikey.ro/en/products/detail/tdk-corporation/MLZ2012N6R8LT000/2523499" xlink:type="simple">https://www.digikey.ro/en/products/detail/tdk-corporation/MLZ2012N6R8LT000/2523499</text:a></text:p>
          </table:table-cell>
          <table:table-cell office:value-type="string" calcext:value-type="string">
            <text:p>6.8uH</text:p>
          </table:table-cell>
          <table:table-cell/>
        </table:table-row>
        <table:table-row table:style-name="ro1">
          <table:table-cell office:value-type="string" calcext:value-type="string">
            <text:p>Q100</text:p>
          </table:table-cell>
          <table:table-cell office:value-type="string" calcext:value-type="string">
            <text:p><text:a xlink:href="https://www.digikey.ro/ro/products/detail/onsemi/MMBFJ177LT1G/919589" xlink:type="simple">https://www.digikey.ro/ro/products/detail/onsemi/MMBFJ177LT1G/919589</text:a></text:p>
          </table:table-cell>
          <table:table-cell office:value-type="string" calcext:value-type="string">
            <text:p>PMOS – SOT-23</text:p>
          </table:table-cell>
          <table:table-cell/>
        </table:table-row>
        <table:table-row table:style-name="ro1">
          <table:table-cell office:value-type="string" calcext:value-type="string">
            <text:p>Q300</text:p>
          </table:table-cell>
          <table:table-cell office:value-type="string" calcext:value-type="string">
            <text:p><text:a xlink:href="https://www.digikey.ro/en/products/detail/onsemi/BC807-40WT1G/2683753" xlink:type="simple">https://www.digikey.ro/en/products/detail/onsemi/BC807-40WT1G/2683753</text:a></text:p>
          </table:table-cell>
          <table:table-cell office:value-type="string" calcext:value-type="string">
            <text:p>BC807 – SOT323</text:p>
          </table:table-cell>
          <table:table-cell/>
        </table:table-row>
        <table:table-row table:style-name="ro1">
          <table:table-cell table:style-name="ce9" office:value-type="string" calcext:value-type="string">
            <text:p>Q301</text:p>
          </table:table-cell>
          <table:table-cell table:style-name="ce9" office:value-type="string" calcext:value-type="string">
            <text:p><text:a xlink:href="https://www.digikey.ro/en/products/detail/nexperia-usa-inc/BC817-40W-135/1232252" xlink:type="simple">https://www.digikey.ro/en/products/detail/nexperia-usa-inc/BC817-40W-135/1232252</text:a></text:p>
          </table:table-cell>
          <table:table-cell table:style-name="ce9" office:value-type="string" calcext:value-type="string">
            <text:p>BC817 – SOT323</text:p>
          </table:table-cell>
          <table:table-cell/>
        </table:table-row>
        <table:table-row table:style-name="ro1">
          <table:table-cell table:style-name="ce9" office:value-type="string" calcext:value-type="string">
            <text:p>Q400</text:p>
          </table:table-cell>
          <table:table-cell table:style-name="ce9" office:value-type="string" calcext:value-type="string">
            <text:p><text:a xlink:href="https://www.digikey.ro/en/products/detail/nexperia-usa-inc/BC817-40W-135/1232252" xlink:type="simple">https://www.digikey.ro/en/products/detail/nexperia-usa-inc/BC817-40W-135/1232252</text:a></text:p>
          </table:table-cell>
          <table:table-cell table:style-name="ce9" office:value-type="string" calcext:value-type="string">
            <text:p>BC817 – SOT323</text:p>
          </table:table-cell>
          <table:table-cell/>
        </table:table-row>
        <table:table-row table:style-name="ro1">
          <table:table-cell table:style-name="ce9" office:value-type="string" calcext:value-type="string">
            <text:p>Q500</text:p>
          </table:table-cell>
          <table:table-cell table:style-name="ce9" office:value-type="string" calcext:value-type="string">
            <text:p><text:a xlink:href="https://www.digikey.ro/en/products/detail/nexperia-usa-inc/BC817-40W-135/1232252" xlink:type="simple">https://www.digikey.ro/en/products/detail/nexperia-usa-inc/BC817-40W-135/1232252</text:a></text:p>
          </table:table-cell>
          <table:table-cell table:style-name="ce21" office:value-type="string" calcext:value-type="string">
            <text:p>BC817 – SOT323</text:p>
          </table:table-cell>
          <table:table-cell/>
        </table:table-row>
        <table:table-row table:style-name="ro1">
          <table:table-cell table:style-name="ce9" office:value-type="string" calcext:value-type="string">
            <text:p>Q600</text:p>
          </table:table-cell>
          <table:table-cell table:style-name="ce9" office:value-type="string" calcext:value-type="string">
            <text:p><text:a xlink:href="https://www.digikey.ro/ro/products/detail/nexperia-usa-inc/BC817-40W-135/1232252" xlink:type="simple">https://www.digikey.ro/ro/products/detail/nexperia-usa-inc/BC817-40W-135/1232252</text:a></text:p>
          </table:table-cell>
          <table:table-cell table:style-name="ce9" office:value-type="string" calcext:value-type="string">
            <text:p>BC817 – SOT323</text:p>
          </table:table-cell>
          <table:table-cell/>
        </table:table-row>
        <table:table-row table:style-name="ro1">
          <table:table-cell table:style-name="ce10" office:value-type="string" calcext:value-type="string">
            <text:p>Q800</text:p>
          </table:table-cell>
          <table:table-cell table:style-name="ce10" office:value-type="string" calcext:value-type="string">
            <text:p><text:a xlink:href="https://www.digikey.ro/ro/products/detail/onsemi/MMBFJ112/965409" xlink:type="simple">https://www.digikey.ro/ro/products/detail/onsemi/MMBFJ112/965409</text:a></text:p>
          </table:table-cell>
          <table:table-cell table:style-name="ce10" office:value-type="string" calcext:value-type="string">
            <text:p>NMOS - SOT-23</text:p>
          </table:table-cell>
          <table:table-cell/>
        </table:table-row>
        <table:table-row table:style-name="ro1">
          <table:table-cell table:style-name="ce10" office:value-type="string" calcext:value-type="string">
            <text:p>Q801</text:p>
          </table:table-cell>
          <table:table-cell table:style-name="ce10" office:value-type="string" calcext:value-type="string">
            <text:p><text:a xlink:href="https://www.digikey.ro/ro/products/detail/onsemi/MMBFJ112/965409" xlink:type="simple">https://www.digikey.ro/ro/products/detail/onsemi/MMBFJ112/965409</text:a></text:p>
          </table:table-cell>
          <table:table-cell table:style-name="ce10" office:value-type="string" calcext:value-type="string">
            <text:p>NMOS - SOT-23</text:p>
          </table:table-cell>
          <table:table-cell/>
        </table:table-row>
        <table:table-row table:style-name="ro1">
          <table:table-cell table:style-name="ce10" office:value-type="string" calcext:value-type="string">
            <text:p>Q802</text:p>
          </table:table-cell>
          <table:table-cell table:style-name="ce10" office:value-type="string" calcext:value-type="string">
            <text:p><text:a xlink:href="https://www.digikey.ro/ro/products/detail/onsemi/MMBFJ112/965409" xlink:type="simple">https://www.digikey.ro/ro/products/detail/onsemi/MMBFJ112/965409</text:a></text:p>
          </table:table-cell>
          <table:table-cell table:style-name="ce10" office:value-type="string" calcext:value-type="string">
            <text:p>NMOS - SOT-23</text:p>
          </table:table-cell>
          <table:table-cell/>
        </table:table-row>
        <table:table-row table:style-name="ro1">
          <table:table-cell table:style-name="ce10" office:value-type="string" calcext:value-type="string">
            <text:p>Q803</text:p>
          </table:table-cell>
          <table:table-cell table:style-name="ce10" office:value-type="string" calcext:value-type="string">
            <text:p><text:a xlink:href="https://www.digikey.ro/ro/products/detail/onsemi/MMBFJ112/965409" xlink:type="simple">https://www.digikey.ro/ro/products/detail/onsemi/MMBFJ112/965409</text:a></text:p>
          </table:table-cell>
          <table:table-cell table:style-name="ce10" office:value-type="string" calcext:value-type="string">
            <text:p>NMOS - SOT-23</text:p>
          </table:table-cell>
          <table:table-cell/>
        </table:table-row>
        <table:table-row table:style-name="ro1">
          <table:table-cell table:style-name="ce11" office:value-type="string" calcext:value-type="string">
            <text:p>Q900</text:p>
          </table:table-cell>
          <table:table-cell table:style-name="ce20" office:value-type="string" calcext:value-type="string">
            <text:p><text:a xlink:href="https://www.digikey.ro/en/products/detail/nexperia-usa-inc/BC817-40W-135/1232252" xlink:type="simple">https://www.digikey.ro/en/products/detail/nexperia-usa-inc/BC817-40W-135/1232252</text:a></text:p>
          </table:table-cell>
          <table:table-cell table:style-name="ce11" office:value-type="string" calcext:value-type="string">
            <text:p>BC817 – SOT323</text:p>
          </table:table-cell>
          <table:table-cell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<text:a xlink:href="https://www.digikey.ro/en/products/detail/stackpole-electronics-inc/RNCF0805BTE500K/6240086" xlink:type="simple">https://www.digikey.ro/en/products/detail/stackpole-electronics-inc/RNCF0805BTE500K/6240086</text:a></text:p>
          </table:table-cell>
          <table:table-cell office:value-type="string" calcext:value-type="string">
            <text:p>500k<text:span text:style-name="T2">Ω</text:span></text:p>
          </table:table-cell>
          <table:table-cell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<text:a xlink:href="https://www.digikey.ro/en/products/detail/panasonic-electronic-components/ERJ-6ENF5493V/112143" xlink:type="simple">https://www.digikey.ro/en/products/detail/panasonic-electronic-components/ERJ-6ENF5493V/112143</text:a></text:p>
          </table:table-cell>
          <table:table-cell office:value-type="string" calcext:value-type="string">
            <text:p><text:span text:style-name="T1">550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<text:a xlink:href="https://www.digikey.ro/en/products/detail/stackpole-electronics-inc/RMCF0805FT110K/1760697" xlink:type="simple">https://www.digikey.ro/en/products/detail/stackpole-electronics-inc/RMCF0805FT110K/1760697</text:a></text:p>
          </table:table-cell>
          <table:table-cell office:value-type="string" calcext:value-type="string">
            <text:p><text:span text:style-name="T1">110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<text:a xlink:href="https://www.digikey.ro/en/products/detail/stackpole-electronics-inc/RMCF0805FT68K1/1760490" xlink:type="simple">https://www.digikey.ro/en/products/detail/stackpole-electronics-inc/RMCF0805FT68K1/1760490</text:a></text:p>
          </table:table-cell>
          <table:table-cell office:value-type="string" calcext:value-type="string">
            <text:p><text:span text:style-name="T1">68.1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<text:a xlink:href="https://www.digikey.ro/en/products/detail/panasonic-electronic-components/ERJ-6ENF2002V/111532" xlink:type="simple">https://www.digikey.ro/en/products/detail/panasonic-electronic-components/ERJ-6ENF2002V/111532</text:a></text:p>
          </table:table-cell>
          <table:table-cell office:value-type="string" calcext:value-type="string">
            <text:p><text:span text:style-name="T1">20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<text:a xlink:href="https://www.digikey.ro/en/products/detail/yageo/AC0805FR-07200RL/5896662" xlink:type="simple">https://www.digikey.ro/en/products/detail/yageo/AC0805FR-07200RL/5896662</text:a></text:p>
          </table:table-cell>
          <table:table-cell office:value-type="string" calcext:value-type="string">
            <text:p><text:span text:style-name="T1">200</text:span><text:span text:style-name="T3">Ω</text:span></text:p>
          </table:table-cell>
          <table:table-cell/>
        </table:table-row>
        <table:table-row table:style-name="ro1">
          <table:table-cell table:style-name="ce12" office:value-type="string" calcext:value-type="string">
            <text:p>R106</text:p>
          </table:table-cell>
          <table:table-cell table:style-name="ce12" office:value-type="string" calcext:value-type="string">
            <text:p><text:a xlink:href="https://www.digikey.ro/en/products/detail/yageo/RC0805FR-071KL/727444" xlink:type="simple">https://www.digikey.ro/en/products/detail/yageo/RC0805FR-071KL/727444</text:a></text:p>
          </table:table-cell>
          <table:table-cell table:style-name="ce12" office:value-type="string" calcext:value-type="string">
            <text:p><text:span text:style-name="T1">1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<text:a xlink:href="https://www.digikey.ro/en/products/detail/te-connectivity-passive-product/CRG0805F2K2/2135487" xlink:type="simple">https://www.digikey.ro/en/products/detail/te-connectivity-passive-product/CRG0805F2K2/2135487</text:a></text:p>
          </table:table-cell>
          <table:table-cell office:value-type="string" calcext:value-type="string">
            <text:p><text:span text:style-name="T1">2.2k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<text:a xlink:href="https://www.digikey.ro/en/products/detail/panasonic-electronic-components/ERJ-6DQJR27V/6004329" xlink:type="simple">https://www.digikey.ro/en/products/detail/panasonic-electronic-components/ERJ-6DQJR27V/6004329</text:a></text:p>
          </table:table-cell>
          <table:table-cell office:value-type="string" calcext:value-type="string">
            <text:p><text:span text:style-name="T1">0.27</text:span><text:span text:style-name="T3">Ω</text:span></text:p>
          </table:table-cell>
          <table:table-cell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<text:a xlink:href="https://www.digikey.ro/en/products/detail/yageo/RC0805JR-071K5L/728230" xlink:type="simple">https://www.digikey.ro/en/products/detail/yageo/RC0805JR-071K5L/728230</text:a></text:p>
          </table:table-cell>
          <table:table-cell office:value-type="string" calcext:value-type="string">
            <text:p><text:span text:style-name="T1">1.5k</text:span><text:span text:style-name="T3">Ω</text:span></text:p>
          </table:table-cell>
          <table:table-cell/>
        </table:table-row>
        <table:table-row table:style-name="ro1">
          <table:table-cell table:style-name="ce13" office:value-type="string" calcext:value-type="string">
            <text:p>R300</text:p>
          </table:table-cell>
          <table:table-cell table:style-name="ce13" office:value-type="string" calcext:value-type="string">
            <text:p><text:a xlink:href="https://www.digikey.ro/en/products/detail/susumu/RR1220P-103-D/432315" xlink:type="simple">https://www.digikey.ro/en/products/detail/susumu/RR1220P-103-D/432315</text:a></text:p>
          </table:table-cell>
          <table:table-cell table:style-name="ce13" office:value-type="string" calcext:value-type="string">
            <text:p>10kΩ</text:p>
          </table:table-cell>
          <table:table-cell/>
        </table:table-row>
        <table:table-row table:style-name="ro1">
          <table:table-cell table:style-name="ce12" office:value-type="string" calcext:value-type="string">
            <text:p>R301</text:p>
          </table:table-cell>
          <table:table-cell table:style-name="ce12" office:value-type="string" calcext:value-type="string">
            <text:p><text:a xlink:href="https://www.digikey.ro/en/products/detail/yageo/RC0805FR-071KL/727444" xlink:type="simple">https://www.digikey.ro/en/products/detail/yageo/RC0805FR-071KL/727444</text:a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<text:a xlink:href="https://www.digikey.ro/en/products/detail/yageo/RC0805FR-07402KL/727943" xlink:type="simple">https://www.digikey.ro/en/products/detail/yageo/RC0805FR-07402KL/727943</text:a></text:p>
          </table:table-cell>
          <table:table-cell office:value-type="string" calcext:value-type="string">
            <text:p>400kΩ</text:p>
          </table:table-cell>
          <table:table-cell table:style-name="ce3" office:value-type="string" calcext:value-type="string">
            <text:p>402KΩ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<text:a xlink:href="https://www.digikey.ro/en/products/detail/vishay-dale/CRCW0805102KFKEA/1175866" xlink:type="simple">https://www.digikey.ro/en/products/detail/vishay-dale/CRCW0805102KFKEA/1175866</text:a></text:p>
          </table:table-cell>
          <table:table-cell office:value-type="string" calcext:value-type="string">
            <text:p>104kΩ</text:p>
          </table:table-cell>
          <table:table-cell table:style-name="ce3" office:value-type="string" calcext:value-type="string">
            <text:p>102kΩ</text:p>
          </table:table-cell>
        </table:table-row>
        <table:table-row table:style-name="ro1">
          <table:table-cell table:style-name="ce13" office:value-type="string" calcext:value-type="string">
            <text:p>R304</text:p>
          </table:table-cell>
          <table:table-cell table:style-name="ce13" office:value-type="string" calcext:value-type="string">
            <text:p><text:a xlink:href="https://www.digikey.ro/en/products/detail/susumu/RR1220P-103-D/432315" xlink:type="simple">https://www.digikey.ro/en/products/detail/susumu/RR1220P-103-D/432315</text:a></text:p>
          </table:table-cell>
          <table:table-cell table:style-name="ce13" office:value-type="string" calcext:value-type="string">
            <text:p>10kΩ</text:p>
          </table:table-cell>
          <table:table-cell/>
        </table:table-row>
        <table:table-row table:style-name="ro1">
          <table:table-cell table:style-name="ce12" office:value-type="string" calcext:value-type="string">
            <text:p>R305</text:p>
          </table:table-cell>
          <table:table-cell table:style-name="ce12" office:value-type="string" calcext:value-type="string">
            <text:p><text:a xlink:href="https://www.digikey.ro/en/products/detail/yageo/RC0805FR-071KL/727444" xlink:type="simple">https://www.digikey.ro/en/products/detail/yageo/RC0805FR-071KL/727444</text:a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4" office:value-type="string" calcext:value-type="string">
            <text:p>R400</text:p>
          </table:table-cell>
          <table:table-cell table:style-name="ce14" office:value-type="string" calcext:value-type="string">
            <text:p><text:a xlink:href="https://www.digikey.ro/en/products/detail/stackpole-electronics-inc/RMCF0805JT47R0/1757848" xlink:type="simple">https://www.digikey.ro/en/products/detail/stackpole-electronics-inc/RMCF0805JT47R0/1757848</text:a></text:p>
          </table:table-cell>
          <table:table-cell table:style-name="ce14" office:value-type="string" calcext:value-type="string">
            <text:p>45Ω</text:p>
          </table:table-cell>
          <table:table-cell table:style-name="ce14" office:value-type="string" calcext:value-type="string">
            <text:p>47Ω</text:p>
          </table:table-cell>
        </table:table-row>
        <table:table-row table:style-name="ro1">
          <table:table-cell table:style-name="ce13" office:value-type="string" calcext:value-type="string">
            <text:p>R401</text:p>
          </table:table-cell>
          <table:table-cell table:style-name="ce13"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 table:style-name="ce13" office:value-type="string" calcext:value-type="string">
            <text:p>10kΩ</text:p>
          </table:table-cell>
          <table:table-cell/>
        </table:table-row>
        <table:table-row table:style-name="ro1">
          <table:table-cell table:style-name="ce12" office:value-type="string" calcext:value-type="string">
            <text:p>R402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3" office:value-type="string" calcext:value-type="string">
            <text:p>R500</text:p>
          </table:table-cell>
          <table:table-cell table:style-name="ce13" office:value-type="string" calcext:value-type="string">
            <text:p><text:a xlink:href="https://www.digikey.ro/en/products/detail/susumu/RR1220P-103-D/432315" xlink:type="simple">https://www.digikey.ro/en/products/detail/susumu/RR1220P-103-D/432315</text:a></text:p>
          </table:table-cell>
          <table:table-cell table:style-name="ce13" office:value-type="string" calcext:value-type="string">
            <text:p>10kΩ</text:p>
          </table:table-cell>
          <table:table-cell/>
        </table:table-row>
        <table:table-row table:style-name="ro1">
          <table:table-cell table:style-name="ce14" office:value-type="string" calcext:value-type="string">
            <text:p>R501</text:p>
          </table:table-cell>
          <table:table-cell table:style-name="ce14" office:value-type="string" calcext:value-type="string">
            <text:p><text:a xlink:href="https://www.digikey.ro/en/products/detail/stackpole-electronics-inc/RMCF0805JT47R0/1757848" xlink:type="simple">https://www.digikey.ro/en/products/detail/stackpole-electronics-inc/RMCF0805JT47R0/1757848</text:a></text:p>
          </table:table-cell>
          <table:table-cell table:style-name="ce14" office:value-type="string" calcext:value-type="string">
            <text:p>45Ω</text:p>
          </table:table-cell>
          <table:table-cell table:style-name="ce14" office:value-type="string" calcext:value-type="string">
            <text:p>47Ω</text:p>
          </table:table-cell>
        </table:table-row>
        <table:table-row table:style-name="ro1">
          <table:table-cell table:style-name="ce12" office:value-type="string" calcext:value-type="string">
            <text:p>R502</text:p>
          </table:table-cell>
          <table:table-cell table:style-name="ce12" office:value-type="string" calcext:value-type="string">
            <text:p><text:a xlink:href="https://www.digikey.ro/en/products/detail/yageo/RC0805FR-071KL/727444" xlink:type="simple">https://www.digikey.ro/en/products/detail/yageo/RC0805FR-071KL/727444</text:a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3" office:value-type="string" calcext:value-type="string">
            <text:p>R600</text:p>
          </table:table-cell>
          <table:table-cell table:style-name="ce13"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 table:style-name="ce13" office:value-type="string" calcext:value-type="string">
            <text:p>10kΩ</text:p>
          </table:table-cell>
          <table:table-cell/>
        </table:table-row>
        <table:table-row table:style-name="ro1">
          <table:table-cell table:style-name="ce14" office:value-type="string" calcext:value-type="string">
            <text:p>R601</text:p>
          </table:table-cell>
          <table:table-cell table:style-name="ce14" office:value-type="string" calcext:value-type="string">
            <text:p><text:a xlink:href="https://www.digikey.ro/en/products/detail/stackpole-electronics-inc/RMCF0805JT47R0/1757848" xlink:type="simple">https://www.digikey.ro/en/products/detail/stackpole-electronics-inc/RMCF0805JT47R0/1757848</text:a></text:p>
          </table:table-cell>
          <table:table-cell table:style-name="ce14" office:value-type="string" calcext:value-type="string">
            <text:p>45Ω</text:p>
          </table:table-cell>
          <table:table-cell table:style-name="ce14" office:value-type="string" calcext:value-type="string">
            <text:p>47Ω</text:p>
          </table:table-cell>
        </table:table-row>
        <table:table-row table:style-name="ro1">
          <table:table-cell table:style-name="ce12" office:value-type="string" calcext:value-type="string">
            <text:p>R602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2" office:value-type="string" calcext:value-type="string">
            <text:p>R700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5" office:value-type="string" calcext:value-type="string">
            <text:p>R701</text:p>
          </table:table-cell>
          <table:table-cell table:style-name="ce15"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 table:style-name="ce15" office:value-type="string" calcext:value-type="string">
            <text:p>10kΩ</text:p>
          </table:table-cell>
          <table:table-cell/>
        </table:table-row>
        <table:table-row table:style-name="ro1">
          <table:table-cell table:style-name="ce15" office:value-type="string" calcext:value-type="string">
            <text:p>R702</text:p>
          </table:table-cell>
          <table:table-cell table:style-name="ce15"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 table:style-name="ce15" office:value-type="string" calcext:value-type="string">
            <text:p>10kΩ</text:p>
          </table:table-cell>
          <table:table-cell/>
        </table:table-row>
        <table:table-row table:style-name="ro1">
          <table:table-cell table:style-name="ce15" office:value-type="string" calcext:value-type="string">
            <text:p>R703</text:p>
          </table:table-cell>
          <table:table-cell table:style-name="ce15"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 table:style-name="ce15" office:value-type="string" calcext:value-type="string">
            <text:p>10kΩ</text:p>
          </table:table-cell>
          <table:table-cell/>
        </table:table-row>
        <table:table-row table:style-name="ro1">
          <table:table-cell table:style-name="ce16" office:value-type="string" calcext:value-type="string">
            <text:p>R800</text:p>
          </table:table-cell>
          <table:table-cell table:style-name="ce16" office:value-type="string" calcext:value-type="string">
            <text:p><text:a xlink:href="https://www.digikey.ro/en/products/detail/stackpole-electronics-inc/RMCF0805JT10R0/1757791" xlink:type="simple">https://www.digikey.ro/en/products/detail/stackpole-electronics-inc/RMCF0805JT10R0/1757791</text:a></text:p>
          </table:table-cell>
          <table:table-cell table:style-name="ce16" office:value-type="string" calcext:value-type="string">
            <text:p>10Ω</text:p>
          </table:table-cell>
          <table:table-cell/>
        </table:table-row>
        <table:table-row table:style-name="ro1">
          <table:table-cell table:style-name="ce16" office:value-type="string" calcext:value-type="string">
            <text:p>R801</text:p>
          </table:table-cell>
          <table:table-cell table:style-name="ce16" office:value-type="string" calcext:value-type="string">
            <text:p><text:span text:style-name="T1"><text:a xlink:href="https://www.digikey.ro/en/products/detail/stackpole-electronics-inc/RMCF0805JT10R0/1757791" xlink:type="simple">https://www.digikey.ro/en/products/detail/stackpole-electronics-inc/RMCF0805JT10R0/1757791</text:a></text:span></text:p>
          </table:table-cell>
          <table:table-cell table:style-name="ce16" office:value-type="string" calcext:value-type="string">
            <text:p>10Ω</text:p>
          </table:table-cell>
          <table:table-cell/>
        </table:table-row>
        <table:table-row table:style-name="ro1">
          <table:table-cell table:style-name="ce12" office:value-type="string" calcext:value-type="string">
            <text:p>R802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2" office:value-type="string" calcext:value-type="string">
            <text:p>R803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6" office:value-type="string" calcext:value-type="string">
            <text:p>R804</text:p>
          </table:table-cell>
          <table:table-cell table:style-name="ce16" office:value-type="string" calcext:value-type="string">
            <text:p><text:span text:style-name="T1"><text:a xlink:href="https://www.digikey.ro/en/products/detail/stackpole-electronics-inc/RMCF0805JT10R0/1757791" xlink:type="simple">https://www.digikey.ro/en/products/detail/stackpole-electronics-inc/RMCF0805JT10R0/1757791</text:a></text:span></text:p>
          </table:table-cell>
          <table:table-cell table:style-name="ce16" office:value-type="string" calcext:value-type="string">
            <text:p>10Ω</text:p>
          </table:table-cell>
          <table:table-cell/>
        </table:table-row>
        <table:table-row table:style-name="ro1">
          <table:table-cell table:style-name="ce16" office:value-type="string" calcext:value-type="string">
            <text:p>R805</text:p>
          </table:table-cell>
          <table:table-cell table:style-name="ce16" office:value-type="string" calcext:value-type="string">
            <text:p><text:span text:style-name="T1"><text:a xlink:href="https://www.digikey.ro/en/products/detail/stackpole-electronics-inc/RMCF0805JT10R0/1757791" xlink:type="simple">https://www.digikey.ro/en/products/detail/stackpole-electronics-inc/RMCF0805JT10R0/1757791</text:a></text:span></text:p>
          </table:table-cell>
          <table:table-cell table:style-name="ce16" office:value-type="string" calcext:value-type="string">
            <text:p>10Ω</text:p>
          </table:table-cell>
          <table:table-cell/>
        </table:table-row>
        <table:table-row table:style-name="ro1">
          <table:table-cell table:style-name="ce12" office:value-type="string" calcext:value-type="string">
            <text:p>R806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ce12" office:value-type="string" calcext:value-type="string">
            <text:p>R807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office:value-type="string" calcext:value-type="string">
            <text:p>R901</text:p>
          </table:table-cell>
          <table:table-cell office:value-type="string" calcext:value-type="string">
            <text:p><text:a xlink:href="https://www.digikey.ro/en/products/detail/stackpole-electronics-inc/RNCF0805DTE20R0/1708199" xlink:type="simple">https://www.digikey.ro/en/products/detail/stackpole-electronics-inc/RNCF0805DTE20R0/1708199</text:a></text:p>
          </table:table-cell>
          <table:table-cell office:value-type="string" calcext:value-type="string">
            <text:p>20Ω</text:p>
          </table:table-cell>
          <table:table-cell/>
        </table:table-row>
        <table:table-row table:style-name="ro1">
          <table:table-cell table:style-name="ce12" office:value-type="string" calcext:value-type="string">
            <text:p>R902</text:p>
          </table:table-cell>
          <table:table-cell table:style-name="ce12" office:value-type="string" calcext:value-type="string">
            <text:p><text:span text:style-name="T1"><text:a xlink:href="https://www.digikey.ro/en/products/detail/yageo/RC0805FR-071KL/727444" xlink:type="simple">https://www.digikey.ro/en/products/detail/yageo/RC0805FR-071KL/727444</text:a></text:span></text:p>
          </table:table-cell>
          <table:table-cell table:style-name="ce12" office:value-type="string" calcext:value-type="string">
            <text:p>1kΩ</text:p>
          </table:table-cell>
          <table:table-cell/>
        </table:table-row>
        <table:table-row table:style-name="ro1">
          <table:table-cell table:style-name="Default" office:value-type="string" calcext:value-type="string">
            <text:p>RV700</text:p>
          </table:table-cell>
          <table:table-cell table:style-name="Default"/>
          <table:table-cell table:style-name="Default" office:value-type="string" calcext:value-type="string">
            <text:p>Potentiometru_THT</text:p>
          </table:table-cell>
          <table:table-cell/>
        </table:table-row>
        <table:table-row table:style-name="ro1">
          <table:table-cell table:style-name="ce17" office:value-type="string" calcext:value-type="string">
            <text:p>SW100</text:p>
          </table:table-cell>
          <table:table-cell table:style-name="ce17" office:value-type="string" calcext:value-type="string">
            <text:p><text:a xlink:href="https://www.digikey.ro/ro/products/detail/cw-industries/GF-123-0054/4089770?s=N4IgTCBcDaIOIDEC0BGMBmJAGLBWALCALoC%2BQA" xlink:type="simple">https://www.digikey.ro/ro/products/detail/cw-industries/GF-123-0054/4089770?s=N4IgTCBcDaIOIDEC0BGMBmJAGLBWALCALoC%2BQA</text:a></text:p>
          </table:table-cell>
          <table:table-cell table:style-name="ce17" office:value-type="string" calcext:value-type="string">
            <text:p>SW_DIP_SPST</text:p>
          </table:table-cell>
          <table:table-cell/>
        </table:table-row>
        <table:table-row table:style-name="ro1">
          <table:table-cell table:style-name="ce17" office:value-type="string" calcext:value-type="string">
            <text:p>SW700</text:p>
          </table:table-cell>
          <table:table-cell table:style-name="ce17" office:value-type="string" calcext:value-type="string">
            <text:p><text:a xlink:href="https://www.digikey.ro/ro/products/detail/cw-industries/GF-123-0054/4089770?s=N4IgTCBcDaIOIDEC0BGMBmJAGLBWALCALoC%2BQA" xlink:type="simple">https://www.digikey.ro/ro/products/detail/cw-industries/GF-123-0054/4089770?s=N4IgTCBcDaIOIDEC0BGMBmJAGLBWALCALoC%2BQA</text:a></text:p>
          </table:table-cell>
          <table:table-cell table:style-name="ce17" office:value-type="string" calcext:value-type="string">
            <text:p>SW_DIP_SPST</text:p>
          </table:table-cell>
          <table:table-cell/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<text:a xlink:href="https://www.digikey.ro/ro/products/detail/analog-devices-inc/LT1912EMSE-TRPBF/1785455" xlink:type="simple">https://www.digikey.ro/ro/products/detail/analog-devices-inc/LT1912EMSE-TRPBF/1785455</text:a></text:p>
          </table:table-cell>
          <table:table-cell office:value-type="string" calcext:value-type="string">
            <text:p>LT1912EMSE-PBF</text:p>
          </table:table-cell>
          <table:table-cell/>
        </table:table-row>
        <table:table-row table:style-name="ro1">
          <table:table-cell office:value-type="string" calcext:value-type="string">
            <text:p>U200</text:p>
          </table:table-cell>
          <table:table-cell office:value-type="string" calcext:value-type="string">
            <text:p><text:a xlink:href="https://www.digikey.ro/ro/products/detail/texas-instruments/INA169NA-3K/1509805" xlink:type="simple">https://www.digikey.ro/ro/products/detail/texas-instruments/INA169NA-3K/1509805</text:a></text:p>
          </table:table-cell>
          <table:table-cell office:value-type="string" calcext:value-type="string">
            <text:p>INA169</text:p>
          </table:table-cell>
          <table:table-cell/>
        </table:table-row>
        <table:table-row table:style-name="ro1">
          <table:table-cell office:value-type="string" calcext:value-type="string">
            <text:p>U700</text:p>
          </table:table-cell>
          <table:table-cell office:value-type="string" calcext:value-type="string">
            <text:p><text:a xlink:href="https://www.digikey.ro/ro/products/detail/microchip-technology/PIC16F1937-I-PT/2125441?s=N4IgTCBcDaIAoEkDCBGAbAMRQTgMwHYBaBOAFRAF0BfIA" xlink:type="simple">https://www.digikey.ro/ro/products/detail/microchip-technology/PIC16F1937-I-PT/2125441?s=N4IgTCBcDaIAoEkDCBGAbAMRQTgMwHYBaBOAFRAF0BfIA</text:a></text:p>
          </table:table-cell>
          <table:table-cell office:value-type="string" calcext:value-type="string">
            <text:p>PIC16F1937-IPT</text:p>
          </table:table-cell>
          <table:table-cell/>
        </table:table-row>
        <table:table-row table:style-name="ro1">
          <table:table-cell table:style-name="ce18" office:value-type="string" calcext:value-type="string">
            <text:p>U800</text:p>
          </table:table-cell>
          <table:table-cell table:style-name="ce18" office:value-type="string" calcext:value-type="string">
            <text:p><text:a xlink:href="https://www.digikey.ro/ro/products/detail/infineon-technologies/IR2110STRPBF/811381" xlink:type="simple">https://www.digikey.ro/ro/products/detail/infineon-technologies/IR2110STRPBF/811381</text:a></text:p>
          </table:table-cell>
          <table:table-cell table:style-name="ce18" office:value-type="string" calcext:value-type="string">
            <text:p>IR2110S</text:p>
          </table:table-cell>
          <table:table-cell/>
        </table:table-row>
        <table:table-row table:style-name="ro1">
          <table:table-cell table:style-name="ce18" office:value-type="string" calcext:value-type="string">
            <text:p>U801</text:p>
          </table:table-cell>
          <table:table-cell table:style-name="ce18" office:value-type="string" calcext:value-type="string">
            <text:p><text:a xlink:href="https://www.digikey.ro/ro/products/detail/infineon-technologies/IR2110STRPBF/811381" xlink:type="simple">https://www.digikey.ro/ro/products/detail/infineon-technologies/IR2110STRPBF/811381</text:a></text:p>
          </table:table-cell>
          <table:table-cell table:style-name="ce18" office:value-type="string" calcext:value-type="string">
            <text:p>IR2110S</text:p>
          </table:table-cell>
          <table:table-cell/>
        </table:table-row>
        <table:table-row table:style-name="ro1">
          <table:table-cell office:value-type="string" calcext:value-type="string">
            <text:p>U900</text:p>
          </table:table-cell>
          <table:table-cell office:value-type="string" calcext:value-type="string">
            <text:p><text:a xlink:href="https://www.digikey.ro/ro/products/detail/display-visions/EA-DOGS164W-A/9972237" xlink:type="simple">https://www.digikey.ro/ro/products/detail/display-visions/EA-DOGS164W-A/9972237</text:a></text:p>
          </table:table-cell>
          <table:table-cell office:value-type="string" calcext:value-type="string">
            <text:p>EA DOGS164W-A</text:p>
          </table:table-cell>
          <table:table-cell/>
        </table:table-row>
      </table:table>
      <table:table table:name="Sheet2" table:style-name="ta1">
        <table:table-column table:style-name="co4" table:default-cell-style-name="ce23"/>
        <table:table-column table:style-name="co5" table:default-cell-style-name="ce23"/>
        <table:table-column table:style-name="co1" table:number-columns-repeated="3" table:default-cell-style-name="ce23"/>
        <table:table-column table:style-name="co2" table:default-cell-style-name="ce23"/>
        <table:table-column table:style-name="co1" table:default-cell-style-name="Default"/>
        <table:table-row table:style-name="ro1">
          <table:table-cell table:style-name="ce22" office:value-type="string" calcext:value-type="string">
            <text:p>Referinta</text:p>
          </table:table-cell>
          <table:table-cell table:style-name="ce22" office:value-type="string" calcext:value-type="string">
            <text:p>cod producator</text:p>
          </table:table-cell>
          <table:table-cell table:style-name="ce22" office:value-type="string" calcext:value-type="string">
            <text:p>nr bucati</text:p>
          </table:table-cell>
          <table:table-cell table:style-name="ce22" office:value-type="string" calcext:value-type="string">
            <text:p>pret</text:p>
          </table:table-cell>
          <table:table-cell table:style-name="ce22" office:value-type="string" calcext:value-type="string">
            <text:p>total pret</text:p>
          </table:table-cell>
          <table:table-cell table:style-name="ce2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RR12P10.0KDCT-ND</text:p>
          </table:table-cell>
          <table:table-cell office:value-type="float" office:value="20" calcext:value-type="float">
            <text:p>20</text:p>
          </table:table-cell>
          <table:table-cell office:value-type="float" office:value="0.185" calcext:value-type="float">
            <text:p>0.185</text:p>
          </table:table-cell>
          <table:table-cell table:formula="of:=[.C2]*[.D2]" office:value-type="float" office:value="3.7" calcext:value-type="float">
            <text:p>3.7</text:p>
          </table:table-cell>
          <table:table-cell office:value-type="string" calcext:value-type="string">
            <text:p><text:span text:style-name="T1"><text:a xlink:href="https://www.digikey.ro/en/products/detail/susumu/RR1220P-103-D/432315" xlink:type="simple">https://www.digikey.ro/en/products/detail/susumu/RR1220P-103-D/432315</text:a></text:span></text:p>
          </table:table-cell>
          <table:table-cell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311-1.00KCRCT-ND </text:p>
          </table:table-cell>
          <table:table-cell office:value-type="float" office:value="20" calcext:value-type="float">
            <text:p>20</text:p>
          </table:table-cell>
          <table:table-cell office:value-type="float" office:value="0.057" calcext:value-type="float">
            <text:p>0.057</text:p>
          </table:table-cell>
          <table:table-cell table:formula="of:=[.C3]*[.D3]" office:value-type="float" office:value="1.14" calcext:value-type="float">
            <text:p>1.14</text:p>
          </table:table-cell>
          <table:table-cell office:value-type="string" calcext:value-type="string">
            <text:p><text:a xlink:href="https://www.digikey.ro/en/products/detail/yageo/RC0805FR-071KL/727444" xlink:type="simple">https://www.digikey.ro/en/products/detail/yageo/RC0805FR-071KL/727444</text:a></text:p>
          </table:table-cell>
          <table:table-cell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RMCF0805JT10R0CT-ND </text:p>
          </table:table-cell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 table:formula="of:=[.C4]*[.D4]" office:value-type="float" office:value="2.1" calcext:value-type="float">
            <text:p>2.1</text:p>
          </table:table-cell>
          <table:table-cell office:value-type="string" calcext:value-type="string">
            <text:p><text:a xlink:href="https://www.digikey.ro/en/products/detail/stackpole-electronics-inc/RMCF0805JT10R0/1757791" xlink:type="simple">https://www.digikey.ro/en/products/detail/stackpole-electronics-inc/RMCF0805JT10R0/1757791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RMCF0805JT47R0CT-ND</text:p>
          </table:table-cell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 table:formula="of:=[.C5]*[.D5]" office:value-type="float" office:value="2.1" calcext:value-type="float">
            <text:p>2.1</text:p>
          </table:table-cell>
          <table:table-cell office:value-type="string" calcext:value-type="string">
            <text:p><text:a xlink:href="https://www.digikey.ro/ro/products/detail/stackpole-electronics-inc/RMCF0805JT47R0/1757848" xlink:type="simple">https://www.digikey.ro/ro/products/detail/stackpole-electronics-inc/RMCF0805JT47R0/1757848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738-RNCF0805BTE500KCT-ND </text:p>
          </table:table-cell>
          <table:table-cell office:value-type="float" office:value="10" calcext:value-type="float">
            <text:p>10</text:p>
          </table:table-cell>
          <table:table-cell office:value-type="float" office:value="0.508" calcext:value-type="float">
            <text:p>0.508</text:p>
          </table:table-cell>
          <table:table-cell table:formula="of:=[.C6]*[.D6]" office:value-type="float" office:value="5.08" calcext:value-type="float">
            <text:p>5.08</text:p>
          </table:table-cell>
          <table:table-cell office:value-type="string" calcext:value-type="string">
            <text:p><text:a xlink:href="https://www.digikey.ro/ro/products/detail/stackpole-electronics-inc/RNCF0805BTE500K/6240086" xlink:type="simple">https://www.digikey.ro/ro/products/detail/stackpole-electronics-inc/RNCF0805BTE500K/6240086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P549KCCT-ND </text:p>
          </table:table-cell>
          <table:table-cell office:value-type="float" office:value="10" calcext:value-type="float">
            <text:p>10</text:p>
          </table:table-cell>
          <table:table-cell office:value-type="float" office:value="0.252" calcext:value-type="float">
            <text:p>0.252</text:p>
          </table:table-cell>
          <table:table-cell table:formula="of:=[.C7]*[.D7]" office:value-type="float" office:value="2.52" calcext:value-type="float">
            <text:p>2.52</text:p>
          </table:table-cell>
          <table:table-cell office:value-type="string" calcext:value-type="string">
            <text:p><text:a xlink:href="https://www.digikey.ro/ro/products/detail/panasonic-electronic-components/ERJ-6ENF5493V/112143" xlink:type="simple">https://www.digikey.ro/ro/products/detail/panasonic-electronic-components/ERJ-6ENF5493V/112143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RMCF0805FT110KCT-ND </text:p>
          </table:table-cell>
          <table:table-cell office:value-type="float" office:value="20" calcext:value-type="float">
            <text:p>20</text:p>
          </table:table-cell>
          <table:table-cell office:value-type="float" office:value="0.119" calcext:value-type="float">
            <text:p>0.119</text:p>
          </table:table-cell>
          <table:table-cell table:formula="of:=[.C8]*[.D8]" office:value-type="float" office:value="2.38" calcext:value-type="float">
            <text:p>2.38</text:p>
          </table:table-cell>
          <table:table-cell office:value-type="string" calcext:value-type="string">
            <text:p><text:a xlink:href="https://www.digikey.ro/en/products/detail/stackpole-electronics-inc/RMCF0805FT110K/1760697" xlink:type="simple">https://www.digikey.ro/en/products/detail/stackpole-electronics-inc/RMCF0805FT110K/176069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table:style-name="ce24" office:value-type="string" calcext:value-type="string">
            <text:p>RMCF0805FT68K1CT-ND </text:p>
          </table:table-cell>
          <table:table-cell office:value-type="float" office:value="20" calcext:value-type="float">
            <text:p>20</text:p>
          </table:table-cell>
          <table:table-cell office:value-type="float" office:value="0.119" calcext:value-type="float">
            <text:p>0.119</text:p>
          </table:table-cell>
          <table:table-cell table:formula="of:=[.C9]*[.D9]" office:value-type="float" office:value="2.38" calcext:value-type="float">
            <text:p>2.38</text:p>
          </table:table-cell>
          <table:table-cell office:value-type="string" calcext:value-type="string">
            <text:p><text:a xlink:href="https://www.digikey.ro/ro/products/detail/stackpole-electronics-inc/RMCF0805FT68K1/1760490" xlink:type="simple">https://www.digikey.ro/ro/products/detail/stackpole-electronics-inc/RMCF0805FT68K1/1760490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P20.0KCCT-ND</text:p>
          </table:table-cell>
          <table:table-cell office:value-type="float" office:value="10" calcext:value-type="float">
            <text:p>10</text:p>
          </table:table-cell>
          <table:table-cell office:value-type="float" office:value="0.252" calcext:value-type="float">
            <text:p>0.252</text:p>
          </table:table-cell>
          <table:table-cell table:formula="of:=[.C10]*[.D10]" office:value-type="float" office:value="2.52" calcext:value-type="float">
            <text:p>2.52</text:p>
          </table:table-cell>
          <table:table-cell office:value-type="string" calcext:value-type="string">
            <text:p><text:a xlink:href="https://www.digikey.ro/ro/products/detail/panasonic-electronic-components/ERJ-6ENF2002V/111532" xlink:type="simple">https://www.digikey.ro/ro/products/detail/panasonic-electronic-components/ERJ-6ENF2002V/111532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YAG3707CT-ND</text:p>
          </table:table-cell>
          <table:table-cell office:value-type="float" office:value="20" calcext:value-type="float">
            <text:p>20</text:p>
          </table:table-cell>
          <table:table-cell office:value-type="float" office:value="0.095" calcext:value-type="float">
            <text:p>0.095</text:p>
          </table:table-cell>
          <table:table-cell table:formula="of:=[.C11]*[.D11]" office:value-type="float" office:value="1.9" calcext:value-type="float">
            <text:p>1.9</text:p>
          </table:table-cell>
          <table:table-cell office:value-type="string" calcext:value-type="string">
            <text:p><text:a xlink:href="https://www.digikey.ro/ro/products/detail/yageo/AC0805FR-07200RL/5896662" xlink:type="simple">https://www.digikey.ro/ro/products/detail/yageo/AC0805FR-07200RL/5896662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A106060CT-ND</text:p>
          </table:table-cell>
          <table:table-cell office:value-type="float" office:value="20" calcext:value-type="float">
            <text:p>20</text:p>
          </table:table-cell>
          <table:table-cell office:value-type="float" office:value="0.166" calcext:value-type="float">
            <text:p>0.166</text:p>
          </table:table-cell>
          <table:table-cell table:formula="of:=[.C12]*[.D12]" office:value-type="float" office:value="3.32" calcext:value-type="float">
            <text:p>3.32</text:p>
          </table:table-cell>
          <table:table-cell office:value-type="string" calcext:value-type="string">
            <text:p><text:a xlink:href="https://www.digikey.ro/ro/products/detail/te-connectivity-passive-product/CRG0805F2K2/2135487" xlink:type="simple">https://www.digikey.ro/ro/products/detail/te-connectivity-passive-product/CRG0805F2K2/213548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P19246CT-ND</text:p>
          </table:table-cell>
          <table:table-cell office:value-type="float" office:value="10" calcext:value-type="float">
            <text:p>10</text:p>
          </table:table-cell>
          <table:table-cell office:value-type="float" office:value="0.432" calcext:value-type="float">
            <text:p>0.432</text:p>
          </table:table-cell>
          <table:table-cell table:formula="of:=[.C13]*[.D13]" office:value-type="float" office:value="4.32" calcext:value-type="float">
            <text:p>4.32</text:p>
          </table:table-cell>
          <table:table-cell office:value-type="string" calcext:value-type="string">
            <text:p><text:a xlink:href="https://www.digikey.ro/ro/products/detail/panasonic-electronic-components/ERJ-6DQJR27V/6004329" xlink:type="simple">https://www.digikey.ro/ro/products/detail/panasonic-electronic-components/ERJ-6DQJR27V/600432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311-1.5KARCT-ND</text:p>
          </table:table-cell>
          <table:table-cell office:value-type="float" office:value="20" calcext:value-type="float">
            <text:p>20</text:p>
          </table:table-cell>
          <table:table-cell office:value-type="float" office:value="0.048" calcext:value-type="float">
            <text:p>0.048</text:p>
          </table:table-cell>
          <table:table-cell table:formula="of:=[.C14]*[.D14]" office:value-type="float" office:value="0.96" calcext:value-type="float">
            <text:p>0.96</text:p>
          </table:table-cell>
          <table:table-cell office:value-type="string" calcext:value-type="string">
            <text:p><text:a xlink:href="https://www.digikey.ro/en/products/detail/yageo/RC0805JR-071K5L/728230" xlink:type="simple">https://www.digikey.ro/en/products/detail/yageo/RC0805JR-071K5L/728230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311-402KCRCT-ND</text:p>
          </table:table-cell>
          <table:table-cell office:value-type="float" office:value="20" calcext:value-type="float">
            <text:p>20</text:p>
          </table:table-cell>
          <table:table-cell office:value-type="float" office:value="0.052" calcext:value-type="float">
            <text:p>0.052</text:p>
          </table:table-cell>
          <table:table-cell table:formula="of:=[.C15]*[.D15]" office:value-type="float" office:value="1.04" calcext:value-type="float">
            <text:p>1.04</text:p>
          </table:table-cell>
          <table:table-cell office:value-type="string" calcext:value-type="string">
            <text:p><text:a xlink:href="https://www.digikey.ro/ro/products/detail/yageo/RC0805FR-07402KL/727943" xlink:type="simple">https://www.digikey.ro/ro/products/detail/yageo/RC0805FR-07402KL/727943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541-102KCCT-ND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16]*[.D16]" office:value-type="float" office:value="2" calcext:value-type="float">
            <text:p>2</text:p>
          </table:table-cell>
          <table:table-cell office:value-type="string" calcext:value-type="string">
            <text:p><text:a xlink:href="https://www.digikey.ro/ro/products/detail/vishay-dale/CRCW0805102KFKEA/1175866" xlink:type="simple">https://www.digikey.ro/ro/products/detail/vishay-dale/CRCW0805102KFKEA/1175866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Rezistor</text:p>
          </table:table-cell>
          <table:table-cell office:value-type="string" calcext:value-type="string">
            <text:p>738-RNCF0805DTE20R0CT-ND</text:p>
          </table:table-cell>
          <table:table-cell office:value-type="float" office:value="20" calcext:value-type="float">
            <text:p>20</text:p>
          </table:table-cell>
          <table:table-cell office:value-type="float" office:value="0.138" calcext:value-type="float">
            <text:p>0.138</text:p>
          </table:table-cell>
          <table:table-cell table:formula="of:=[.C17]*[.D17]" office:value-type="float" office:value="2.76" calcext:value-type="float">
            <text:p>2.76</text:p>
          </table:table-cell>
          <table:table-cell office:value-type="string" calcext:value-type="string">
            <text:p><text:a xlink:href="https://www.digikey.ro/en/products/detail/stackpole-electronics-inc/RNCF0805DTE20R0/1708199" xlink:type="simple">https://www.digikey.ro/en/products/detail/stackpole-electronics-inc/RNCF0805DTE20R0/170819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276-1100-1-ND</text:p>
          </table:table-cell>
          <table:table-cell office:value-type="float" office:value="10" calcext:value-type="float">
            <text:p>10</text:p>
          </table:table-cell>
          <table:table-cell office:value-type="float" office:value="0.318" calcext:value-type="float">
            <text:p>0.318</text:p>
          </table:table-cell>
          <table:table-cell table:formula="of:=[.C18]*[.D18]" office:value-type="float" office:value="3.18" calcext:value-type="float">
            <text:p>3.18</text:p>
          </table:table-cell>
          <table:table-cell office:value-type="string" calcext:value-type="string">
            <text:p><text:a xlink:href="https://www.digikey.ro/ro/products/detail/samsung-electro-mechanics/CL21A226MQQNNNE/3886758" xlink:type="simple">https://www.digikey.ro/ro/products/detail/samsung-electro-mechanics/CL21A226MQQNNNE/3886758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311-1140-1-ND</text:p>
          </table:table-cell>
          <table:table-cell office:value-type="float" office:value="20" calcext:value-type="float">
            <text:p>20</text:p>
          </table:table-cell>
          <table:table-cell office:value-type="float" office:value="0.162" calcext:value-type="float">
            <text:p>0.162</text:p>
          </table:table-cell>
          <table:table-cell table:formula="of:=[.C19]*[.D19]" office:value-type="float" office:value="3.24" calcext:value-type="float">
            <text:p>3.24</text:p>
          </table:table-cell>
          <table:table-cell office:value-type="string" calcext:value-type="string">
            <text:p><text:a xlink:href="https://www.digikey.ro/en/products/detail/yageo/CC0805KRX7R9BB104/302874" xlink:type="simple">https://www.digikey.ro/en/products/detail/yageo/CC0805KRX7R9BB104/302874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276-1029-1-ND</text:p>
          </table:table-cell>
          <table:table-cell office:value-type="float" office:value="20" calcext:value-type="float">
            <text:p>20</text:p>
          </table:table-cell>
          <table:table-cell office:value-type="float" office:value="0.143" calcext:value-type="float">
            <text:p>0.143</text:p>
          </table:table-cell>
          <table:table-cell table:formula="of:=[.C20]*[.D20]" office:value-type="float" office:value="2.86" calcext:value-type="float">
            <text:p>2.86</text:p>
          </table:table-cell>
          <table:table-cell office:value-type="string" calcext:value-type="string">
            <text:p><text:a xlink:href="https://www.digikey.ro/ro/products/detail/samsung-electro-mechanics/CL21B105KBFNNNE/3886687" xlink:type="simple">https://www.digikey.ro/ro/products/detail/samsung-electro-mechanics/CL21B105KBFNNNE/388668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3-CC0805KPX7R9BB471CT-ND</text:p>
          </table:table-cell>
          <table:table-cell office:value-type="float" office:value="10" calcext:value-type="float">
            <text:p>10</text:p>
          </table:table-cell>
          <table:table-cell office:value-type="float" office:value="0.261" calcext:value-type="float">
            <text:p>0.261</text:p>
          </table:table-cell>
          <table:table-cell table:formula="of:=[.C21]*[.D21]" office:value-type="float" office:value="2.61" calcext:value-type="float">
            <text:p>2.61</text:p>
          </table:table-cell>
          <table:table-cell office:value-type="string" calcext:value-type="string">
            <text:p><text:a xlink:href="https://www.digikey.ro/ro/products/detail/yageo/CC0805KPX7R9BB471/11494128" xlink:type="simple">https://www.digikey.ro/ro/products/detail/yageo/CC0805KPX7R9BB471/11494128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399-C0805C103K5RACTUCT-ND</text:p>
          </table:table-cell>
          <table:table-cell office:value-type="float" office:value="20" calcext:value-type="float">
            <text:p>20</text:p>
          </table:table-cell>
          <table:table-cell office:value-type="float" office:value="0.185" calcext:value-type="float">
            <text:p>0.185</text:p>
          </table:table-cell>
          <table:table-cell table:formula="of:=[.C22]*[.D22]" office:value-type="float" office:value="3.7" calcext:value-type="float">
            <text:p>3.7</text:p>
          </table:table-cell>
          <table:table-cell office:value-type="string" calcext:value-type="string">
            <text:p><text:a xlink:href="https://www.digikey.ro/en/products/detail/kemet/C0805C103K5RACTU/411157" xlink:type="simple">https://www.digikey.ro/en/products/detail/kemet/C0805C103K5RACTU/41115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276-6480-1-ND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table:formula="of:=[.C23]*[.D23]" office:value-type="float" office:value="3.52" calcext:value-type="float">
            <text:p>3.52</text:p>
          </table:table-cell>
          <table:table-cell office:value-type="string" calcext:value-type="string">
            <text:p><text:a xlink:href="https://www.digikey.ro/ro/products/detail/samsung-electro-mechanics/CL21B474KAFNNNG/3894535" xlink:type="simple">https://www.digikey.ro/ro/products/detail/samsung-electro-mechanics/CL21B474KAFNNNG/3894535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densator</text:p>
          </table:table-cell>
          <table:table-cell office:value-type="string" calcext:value-type="string">
            <text:p>1276-1852-1-ND</text:p>
          </table:table-cell>
          <table:table-cell office:value-type="float" office:value="10" calcext:value-type="float">
            <text:p>10</text:p>
          </table:table-cell>
          <table:table-cell office:value-type="float" office:value="0.561" calcext:value-type="float">
            <text:p>0.561</text:p>
          </table:table-cell>
          <table:table-cell table:formula="of:=[.C24]*[.D24]" office:value-type="float" office:value="5.61" calcext:value-type="float">
            <text:p>5.61</text:p>
          </table:table-cell>
          <table:table-cell office:value-type="string" calcext:value-type="string">
            <text:p><text:a xlink:href="https://www.digikey.ro/ro/products/detail/samsung-electro-mechanics/CL21A476MQYNNNE/3887510" xlink:type="simple">https://www.digikey.ro/ro/products/detail/samsung-electro-mechanics/CL21A476MQYNNNE/3887510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Bobina</text:p>
          </table:table-cell>
          <table:table-cell office:value-type="string" calcext:value-type="string">
            <text:p>445-6761-1-ND</text:p>
          </table:table-cell>
          <table:table-cell office:value-type="float" office:value="10" calcext:value-type="float">
            <text:p>10</text:p>
          </table:table-cell>
          <table:table-cell office:value-type="float" office:value="0.347" calcext:value-type="float">
            <text:p>0.347</text:p>
          </table:table-cell>
          <table:table-cell table:formula="of:=[.C25]*[.D25]" office:value-type="float" office:value="3.47" calcext:value-type="float">
            <text:p>3.47</text:p>
          </table:table-cell>
          <table:table-cell office:value-type="string" calcext:value-type="string">
            <text:p><text:a xlink:href="https://www.digikey.ro/en/products/detail/tdk-corporation/MLZ2012N6R8LT000/2523499" xlink:type="simple">https://www.digikey.ro/en/products/detail/tdk-corporation/MLZ2012N6R8LT000/252349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DiodaSW</text:p>
          </table:table-cell>
          <table:table-cell office:value-type="string" calcext:value-type="string">
            <text:p>1727-2905-1-ND</text:p>
          </table:table-cell>
          <table:table-cell office:value-type="float" office:value="10" calcext:value-type="float">
            <text:p>10</text:p>
          </table:table-cell>
          <table:table-cell office:value-type="float" office:value="0.347" calcext:value-type="float">
            <text:p>0.347</text:p>
          </table:table-cell>
          <table:table-cell table:formula="of:=[.C26]*[.D26]" office:value-type="float" office:value="3.47" calcext:value-type="float">
            <text:p>3.47</text:p>
          </table:table-cell>
          <table:table-cell office:value-type="string" calcext:value-type="string">
            <text:p><text:a xlink:href="https://www.digikey.ro/ro/products/detail/nexperia-usa-inc/BAT54SW-115/763219" xlink:type="simple">https://www.digikey.ro/ro/products/detail/nexperia-usa-inc/BAT54SW-115/76321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WXTPMSCT-ND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table:formula="of:=[.C27]*[.D27]" office:value-type="float" office:value="2.9" calcext:value-type="float">
            <text:p>2.9</text:p>
          </table:table-cell>
          <table:table-cell office:value-type="string" calcext:value-type="string">
            <text:p><text:a xlink:href="https://www.digikey.ro/ro/products/detail/mcc-micro-commercial-components/1N4148WX-TP/717197" xlink:type="simple">https://www.digikey.ro/ro/products/detail/mcc-micro-commercial-components/1N4148WX-TP/71719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LED_GREEN</text:p>
          </table:table-cell>
          <table:table-cell office:value-type="string" calcext:value-type="string">
            <text:p>160-1423-1-ND</text:p>
          </table:table-cell>
          <table:table-cell office:value-type="float" office:value="20" calcext:value-type="float">
            <text:p>20</text:p>
          </table:table-cell>
          <table:table-cell office:value-type="float" office:value="0.191" calcext:value-type="float">
            <text:p>0.191</text:p>
          </table:table-cell>
          <table:table-cell table:formula="of:=[.C28]*[.D28]" office:value-type="float" office:value="3.82" calcext:value-type="float">
            <text:p>3.82</text:p>
          </table:table-cell>
          <table:table-cell office:value-type="string" calcext:value-type="string">
            <text:p><text:a xlink:href="https://www.digikey.ro/en/products/detail/liteon/LTST-C171GKT/386793" xlink:type="simple">https://www.digikey.ro/en/products/detail/liteon/LTST-C171GKT/386793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PMOS</text:p>
          </table:table-cell>
          <table:table-cell office:value-type="string" calcext:value-type="string">
            <text:p>MMBFJ177LT1GOSCT-ND</text:p>
          </table:table-cell>
          <table:table-cell office:value-type="float" office:value="10" calcext:value-type="float">
            <text:p>10</text:p>
          </table:table-cell>
          <table:table-cell office:value-type="float" office:value="1.278" calcext:value-type="float">
            <text:p>1.278</text:p>
          </table:table-cell>
          <table:table-cell table:formula="of:=[.C29]*[.D29]" office:value-type="float" office:value="12.78" calcext:value-type="float">
            <text:p>12.78</text:p>
          </table:table-cell>
          <table:table-cell office:value-type="string" calcext:value-type="string">
            <text:p><text:a xlink:href="https://www.digikey.ro/ro/products/detail/onsemi/MMBFJ177LT1G/919589" xlink:type="simple">https://www.digikey.ro/ro/products/detail/onsemi/MMBFJ177LT1G/91958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NMOS</text:p>
          </table:table-cell>
          <table:table-cell office:value-type="string" calcext:value-type="string">
            <text:p>4966-IFN201ST3-ND</text:p>
          </table:table-cell>
          <table:table-cell office:value-type="float" office:value="10" calcext:value-type="float">
            <text:p>10</text:p>
          </table:table-cell>
          <table:table-cell office:value-type="float" office:value="1.107" calcext:value-type="float">
            <text:p>1.107</text:p>
          </table:table-cell>
          <table:table-cell table:formula="of:=[.C30]*[.D30]" office:value-type="float" office:value="11.07" calcext:value-type="float">
            <text:p>11.07</text:p>
          </table:table-cell>
          <table:table-cell office:value-type="string" calcext:value-type="string">
            <text:p><text:a xlink:href="https://www.digikey.ro/ro/products/detail/onsemi/MMBFJ112/965409" xlink:type="simple">https://www.digikey.ro/ro/products/detail/onsemi/MMBFJ112/965409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BC817</text:p>
          </table:table-cell>
          <table:table-cell office:value-type="string" calcext:value-type="string">
            <text:p>1727-6185-1-ND</text:p>
          </table:table-cell>
          <table:table-cell office:value-type="float" office:value="10" calcext:value-type="float">
            <text:p>10</text:p>
          </table:table-cell>
          <table:table-cell office:value-type="float" office:value="0.504" calcext:value-type="float">
            <text:p>0.504</text:p>
          </table:table-cell>
          <table:table-cell table:formula="of:=[.C31]*[.D31]" office:value-type="float" office:value="5.04" calcext:value-type="float">
            <text:p>5.04</text:p>
          </table:table-cell>
          <table:table-cell office:value-type="string" calcext:value-type="string">
            <text:p><text:a xlink:href="https://www.digikey.ro/ro/products/detail/nexperia-usa-inc/BC817-40W-135/1232252" xlink:type="simple">https://www.digikey.ro/ro/products/detail/nexperia-usa-inc/BC817-40W-135/1232252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BC807</text:p>
          </table:table-cell>
          <table:table-cell office:value-type="string" calcext:value-type="string">
            <text:p>BC807-40WT1GOSCT-ND</text:p>
          </table:table-cell>
          <table:table-cell office:value-type="float" office:value="10" calcext:value-type="float">
            <text:p>10</text:p>
          </table:table-cell>
          <table:table-cell office:value-type="float" office:value="0.542" calcext:value-type="float">
            <text:p>0.542</text:p>
          </table:table-cell>
          <table:table-cell table:formula="of:=[.C32]*[.D32]" office:value-type="float" office:value="5.42" calcext:value-type="float">
            <text:p>5.42</text:p>
          </table:table-cell>
          <table:table-cell office:value-type="string" calcext:value-type="string">
            <text:p><text:a xlink:href="https://www.digikey.ro/ro/products/detail/onsemi/BC807-40WT1G/2683753" xlink:type="simple">https://www.digikey.ro/ro/products/detail/onsemi/BC807-40WT1G/2683753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Alimentare</text:p>
          </table:table-cell>
          <table:table-cell office:value-type="string" calcext:value-type="string">
            <text:p>102-6191-ND</text:p>
          </table:table-cell>
          <table:table-cell office:value-type="float" office:value="10" calcext:value-type="float">
            <text:p>10</text:p>
          </table:table-cell>
          <table:table-cell office:value-type="float" office:value="1.848" calcext:value-type="float">
            <text:p>1.848</text:p>
          </table:table-cell>
          <table:table-cell table:formula="of:=[.C33]*[.D33]" office:value-type="float" office:value="18.48" calcext:value-type="float">
            <text:p>18.48</text:p>
          </table:table-cell>
          <table:table-cell office:value-type="string" calcext:value-type="string">
            <text:p><text:a xlink:href="https://www.digikey.ro/ro/products/detail/same-sky-formerly-cui-devices/TB006-508-02BE/10064115" xlink:type="simple">https://www.digikey.ro/ro/products/detail/same-sky-formerly-cui-devices/TB006-508-02BE/10064115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CON5PINI</text:p>
          </table:table-cell>
          <table:table-cell office:value-type="string" calcext:value-type="string">
            <text:p>732-5318-ND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formula="of:=[.C34]*[.D34]" office:value-type="float" office:value="9.5" calcext:value-type="float">
            <text:p>9.5</text:p>
          </table:table-cell>
          <table:table-cell office:value-type="string" calcext:value-type="string">
            <text:p><text:a xlink:href="https://www.digikey.ro/ro/products/detail/würth-elektronik/61300511121/4846831" xlink:type="simple">https://www.digikey.ro/ro/products/detail/w%C3%BCrth-elektronik/61300511121/4846831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WI333-ND</text:p>
          </table:table-cell>
          <table:table-cell office:value-type="float" office:value="2" calcext:value-type="float">
            <text:p>2</text:p>
          </table:table-cell>
          <table:table-cell office:value-type="float" office:value="7.84" calcext:value-type="float">
            <text:p>7.84</text:p>
          </table:table-cell>
          <table:table-cell table:formula="of:=[.C35]*[.D35]" office:value-type="float" office:value="15.68" calcext:value-type="float">
            <text:p>15.68</text:p>
          </table:table-cell>
          <table:table-cell office:value-type="string" calcext:value-type="string">
            <text:p><text:a xlink:href="https://www.digikey.ro/ro/products/detail/cw-industries/GF-123-0054/4089770?s=N4IgTCBcDaIOIDEC0BGMBmJAGLBWALCALoC%2BQA" xlink:type="simple">https://www.digikey.ro/ro/products/detail/cw-industries/GF-123-0054/4089770?s=N4IgTCBcDaIOIDEC0BGMBmJAGLBWALCALoC%2BQA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1481-1306-ND</text:p>
          </table:table-cell>
          <table:table-cell office:value-type="float" office:value="1" calcext:value-type="float">
            <text:p>1</text:p>
          </table:table-cell>
          <table:table-cell office:value-type="float" office:value="38.95" calcext:value-type="float">
            <text:p>38.95</text:p>
          </table:table-cell>
          <table:table-cell table:formula="of:=[.C36]*[.D36]" office:value-type="float" office:value="38.95" calcext:value-type="float">
            <text:p>38.95</text:p>
          </table:table-cell>
          <table:table-cell office:value-type="string" calcext:value-type="string">
            <text:p><text:a xlink:href="https://www.digikey.ro/ro/products/detail/display-visions/EA-DOGS164W-A/9972237" xlink:type="simple">https://www.digikey.ro/ro/products/detail/display-visions/EA-DOGS164W-A/9972237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Half_Bridge</text:p>
          </table:table-cell>
          <table:table-cell office:value-type="string" calcext:value-type="string">
            <text:p>IR2110SPBFCT-ND</text:p>
          </table:table-cell>
          <table:table-cell office:value-type="float" office:value="2" calcext:value-type="float">
            <text:p>2</text:p>
          </table:table-cell>
          <table:table-cell office:value-type="float" office:value="14.58" calcext:value-type="float">
            <text:p>14.58</text:p>
          </table:table-cell>
          <table:table-cell table:formula="of:=[.C37]*[.D37]" office:value-type="float" office:value="29.16" calcext:value-type="float">
            <text:p>29.16</text:p>
          </table:table-cell>
          <table:table-cell office:value-type="string" calcext:value-type="string">
            <text:p><text:a xlink:href="https://www.digikey.ro/ro/products/detail/infineon-technologies/IR2110STRPBF/811381" xlink:type="simple">https://www.digikey.ro/ro/products/detail/infineon-technologies/IR2110STRPBF/811381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Microcontroler</text:p>
          </table:table-cell>
          <table:table-cell office:value-type="string" calcext:value-type="string">
            <text:p>PIC16F1937-I/PT-ND</text:p>
          </table:table-cell>
          <table:table-cell office:value-type="float" office:value="2" calcext:value-type="float">
            <text:p>2</text:p>
          </table:table-cell>
          <table:table-cell office:value-type="float" office:value="13.11" calcext:value-type="float">
            <text:p>13.11</text:p>
          </table:table-cell>
          <table:table-cell table:formula="of:=[.C38]*[.D38]" office:value-type="float" office:value="26.22" calcext:value-type="float">
            <text:p>26.22</text:p>
          </table:table-cell>
          <table:table-cell office:value-type="string" calcext:value-type="string">
            <text:p><text:a xlink:href="https://www.digikey.ro/ro/products/detail/microchip-technology/PIC16F1937-I-PT/2125441?s=N4IgTCBcDaIAoEkDCBGAbAMRQTgMwHYBaBOAFRAF0BfIA" xlink:type="simple">https://www.digikey.ro/ro/products/detail/microchip-technology/PIC16F1937-I-PT/2125441?s=N4IgTCBcDaIAoEkDCBGAbAMRQTgMwHYBaBOAFRAF0BfIA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296-26063-1-ND</text:p>
          </table:table-cell>
          <table:table-cell office:value-type="float" office:value="2" calcext:value-type="float">
            <text:p>2</text:p>
          </table:table-cell>
          <table:table-cell office:value-type="float" office:value="9.69" calcext:value-type="float">
            <text:p>9.69</text:p>
          </table:table-cell>
          <table:table-cell table:formula="of:=[.C39]*[.D39]" office:value-type="float" office:value="19.38" calcext:value-type="float">
            <text:p>19.38</text:p>
          </table:table-cell>
          <table:table-cell office:value-type="string" calcext:value-type="string">
            <text:p><text:a xlink:href="https://www.digikey.ro/ro/products/detail/texas-instruments/INA169NA-3K/1509805" xlink:type="simple">https://www.digikey.ro/ro/products/detail/texas-instruments/INA169NA-3K/1509805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LT1912</text:p>
          </table:table-cell>
          <table:table-cell office:value-type="string" calcext:value-type="string">
            <text:p>LT1912EMSE#TRPBFCT-ND</text:p>
          </table:table-cell>
          <table:table-cell office:value-type="float" office:value="1" calcext:value-type="float">
            <text:p>1</text:p>
          </table:table-cell>
          <table:table-cell office:value-type="float" office:value="47.45" calcext:value-type="float">
            <text:p>47.45</text:p>
          </table:table-cell>
          <table:table-cell table:formula="of:=[.C40]*[.D40]" office:value-type="float" office:value="47.45" calcext:value-type="float">
            <text:p>47.45</text:p>
          </table:table-cell>
          <table:table-cell office:value-type="string" calcext:value-type="string">
            <text:p><text:a xlink:href="https://www.digikey.ro/ro/products/detail/analog-devices-inc/LT1912EMSE-TRPBF/1785455" xlink:type="simple">https://www.digikey.ro/ro/products/detail/analog-devices-inc/LT1912EMSE-TRPBF/1785455</text:a></text:p>
          </table:table-cell>
          <table:table-cell table:style-name="ce23"/>
        </table:table-row>
        <table:table-row table:style-name="ro1">
          <table:table-cell office:value-type="string" calcext:value-type="string">
            <text:p>Potentiometru</text:p>
          </table:table-cell>
          <table:table-cell table:number-columns-repeated="3"/>
          <table:table-cell table:formula="of:=[.C41]*[.D41]" office:value-type="float" office:value="0" calcext:value-type="float">
            <text:p>0</text:p>
          </table:table-cell>
          <table:table-cell/>
          <table:table-cell table:style-name="ce23"/>
        </table:table-row>
        <table:table-row table:style-name="ro1" table:number-rows-repeated="2">
          <table:table-cell table:number-columns-repeated="6"/>
          <table:table-cell table:style-name="ce2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E$1:.E$1048576])" office:value-type="float" office:value="317.73" calcext:value-type="float">
            <text:p>317.73</text:p>
          </table:table-cell>
          <table:table-cell table:number-columns-repeated="4"/>
          <table:table-cell table:style-name="ce23"/>
        </table:table-row>
        <table:table-row table:style-name="ro1" table:number-rows-repeated="82">
          <table:table-cell table:number-columns-repeated="6"/>
          <table:table-cell table:style-name="ce23"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4T19:40:26.080000000</dc:date>
    <meta:editing-duration>PT3H34S</meta:editing-duration>
    <meta:editing-cycles>58</meta:editing-cycles>
    <meta:generator>LibreOffice/7.3.4.2$Windows_X86_64 LibreOffice_project/728fec16bd5f605073805c3c9e7c4212a0120dc5</meta:generator>
    <meta:document-statistic meta:table-count="2" meta:cell-count="514" meta:object-count="0"/>
  </office:meta>
</office:document-meta>
</file>